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3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6" style:family="paragraph" style:parent-style-name="Standard">
      <style:paragraph-properties fo:margin-top="0.102in" fo:margin-bottom="0in"/>
      <style:text-properties style:font-name="Arial"/>
    </style:style>
    <style:style style:name="P67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68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style:text-underline-style="solid" style:text-underline-width="auto" style:text-underline-color="font-color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"/>
    </style:style>
    <style:style style:name="T18" style:family="text">
      <style:text-properties fo:language="en" fo:country="US" style:font-weight-complex="bold"/>
    </style:style>
    <style:style style:name="T19" style:family="text">
      <style:text-properties fo:language="en" fo:country="US" style:font-name-asian="Symbol" style:font-name-complex="Symbol" style:font-weight-complex="bold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" style:font-weight-complex="bold"/>
    </style:style>
    <style:style style:name="T22" style:family="text">
      <style:text-properties fo:language="en" fo:country="US" style:font-name-complex="Arial"/>
    </style:style>
    <style:style style:name="T23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4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5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6" style:family="text">
      <style:text-properties fo:language="en" fo:country="US" style:font-name-complex="Symbol1"/>
    </style:style>
    <style:style style:name="T27" style:family="text">
      <style:text-properties fo:language="en" fo:country="US" fo:background-color="transparent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0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1" style:family="text">
      <style:text-properties style:text-position="super 58%"/>
    </style:style>
    <style:style style:name="T32" style:family="text">
      <style:text-properties style:text-position="super 58%" style:text-underline-style="none"/>
    </style:style>
    <style:style style:name="T33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4" style:family="text">
      <style:text-properties style:text-position="super 58%" fo:language="en" fo:country="US" fo:font-style="italic" style:font-style-asian="italic" style:font-style-complex="italic"/>
    </style:style>
    <style:style style:name="T35" style:family="text">
      <style:text-properties style:text-position="super 58%" fo:font-style="italic" style:font-style-asian="italic" style:font-style-complex="italic"/>
    </style:style>
    <style:style style:name="T36" style:family="text">
      <style:text-properties style:text-position="super 58%" style:text-underline-style="solid" style:text-underline-width="auto" style:text-underline-color="font-color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name-complex="Symbol" style:font-style-complex="italic"/>
    </style:style>
    <style:style style:name="T39" style:family="text">
      <style:text-properties style:text-position="sub 58%"/>
    </style:style>
    <style:style style:name="T40" style:family="text">
      <style:text-properties style:text-position="sub 58%" fo:language="en" fo:country="US"/>
    </style:style>
    <style:style style:name="T41" style:family="text">
      <style:text-properties style:text-position="sub 58%" fo:language="en" fo:country="US" fo:font-style="italic" style:font-style-asian="italic" style:font-style-complex="italic"/>
    </style:style>
    <style:style style:name="T42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3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4" style:family="text">
      <style:text-properties style:text-position="sub 58%" fo:font-style="italic" style:font-style-asian="italic" style:font-style-complex="italic"/>
    </style:style>
    <style:style style:name="T45" style:family="text">
      <style:text-properties style:text-position="sub 58%" fo:language="ru" fo:country="RU" fo:font-style="normal" style:font-style-asian="normal" style:font-style-complex="normal"/>
    </style:style>
    <style:style style:name="T46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47" style:family="text">
      <style:text-properties fo:language="ru" fo:country="RU"/>
    </style:style>
    <style:style style:name="T48" style:family="text">
      <style:text-properties fo:language="ru" fo:country="RU" fo:font-style="italic" style:font-style-asian="italic" style:font-name-complex="Tahoma" style:font-style-complex="italic"/>
    </style:style>
    <style:style style:name="T49" style:family="text">
      <style:text-properties fo:language="ru" fo:country="RU" fo:font-style="italic" style:font-style-asian="italic" style:font-style-complex="italic"/>
    </style:style>
    <style:style style:name="T50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51" style:family="text">
      <style:text-properties style:text-position="0% 100%"/>
    </style:style>
    <style:style style:name="T52" style:family="text">
      <style:text-properties style:text-position="0% 100%" style:font-name-asian="Times New Roman" style:font-name-complex="Times New Roman"/>
    </style:style>
    <style:style style:name="T53" style:family="text">
      <style:text-properties style:text-position="0% 100%" style:text-underline-style="none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style-complex="italic"/>
    </style:style>
    <style:style style:name="T59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0" style:family="text">
      <style:text-properties style:text-position="0% 100%" fo:language="en" fo:country="US" fo:font-style="normal" style:font-style-asian="normal" style:font-style-complex="normal"/>
    </style:style>
    <style:style style:name="T61" style:family="text">
      <style:text-properties style:text-position="0% 100%" fo:language="en" fo:country="US" style:font-name-complex="Symbol"/>
    </style:style>
    <style:style style:name="T62" style:family="text">
      <style:text-properties style:text-position="0% 100%" fo:language="ru" fo:country="RU" fo:font-style="normal" style:font-style-asian="normal" style:font-style-complex="normal"/>
    </style:style>
    <style:style style:name="T63" style:family="text">
      <style:text-properties style:text-position="0% 100%" fo:font-style="normal" style:font-style-asian="normal" style:font-style-complex="normal"/>
    </style:style>
    <style:style style:name="T64" style:family="text">
      <style:text-properties style:text-position="0% 100%" fo:font-style="italic" style:font-style-asian="italic" style:font-name-complex="Symbol" style:font-style-complex="italic"/>
    </style:style>
    <style:style style:name="T65" style:family="text">
      <style:text-properties style:font-name-complex="Tahoma"/>
    </style:style>
    <style:style style:name="T66" style:family="text">
      <style:text-properties style:use-window-font-color="true"/>
    </style:style>
    <style:style style:name="T67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0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2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73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74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5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6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7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8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9" style:family="text">
      <style:text-properties style:use-window-font-color="true" style:text-position="super 58%"/>
    </style:style>
    <style:style style:name="T80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1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2" style:family="text">
      <style:text-properties style:use-window-font-color="true" style:text-position="super 58%" fo:language="en" fo:country="US" style:font-name-complex="Times New Roman"/>
    </style:style>
    <style:style style:name="T83" style:family="text">
      <style:text-properties style:use-window-font-color="true" style:text-position="super 58%" style:text-underline-style="solid" style:text-underline-width="auto" style:text-underline-color="font-color"/>
    </style:style>
    <style:style style:name="T84" style:family="text">
      <style:text-properties style:use-window-font-color="true" style:text-position="0% 100%"/>
    </style:style>
    <style:style style:name="T85" style:family="text">
      <style:text-properties style:use-window-font-color="true" style:text-position="0% 100%" fo:language="en" fo:country="US"/>
    </style:style>
    <style:style style:name="T86" style:family="text">
      <style:text-properties style:use-window-font-color="true" style:text-position="0% 100%" fo:language="en" fo:country="US" style:font-name-asian="Symbol" style:font-name-complex="Symbol"/>
    </style:style>
    <style:style style:name="T87" style:family="text">
      <style:text-properties style:use-window-font-color="true" style:text-position="0% 100%" fo:language="en" fo:country="US" style:font-name-complex="Times New Roman"/>
    </style:style>
    <style:style style:name="T88" style:family="text">
      <style:text-properties style:use-window-font-color="true" style:text-position="0% 100%" fo:language="en" fo:country="US" style:font-name-complex="Symbol"/>
    </style:style>
    <style:style style:name="T89" style:family="text">
      <style:text-properties style:use-window-font-color="true" style:text-underline-style="solid" style:text-underline-width="auto" style:text-underline-color="font-color"/>
    </style:style>
    <style:style style:name="T90" style:family="text">
      <style:text-properties style:use-window-font-color="true" fo:language="en" fo:country="US"/>
    </style:style>
    <style:style style:name="T91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2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3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9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9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96" style:family="text">
      <style:text-properties style:use-window-font-color="true" fo:language="en" fo:country="US" style:font-name-complex="Symbol"/>
    </style:style>
    <style:style style:name="T97" style:family="text">
      <style:text-properties style:font-name-asian="Times New Roman" style:font-name-complex="Times New Roman"/>
    </style:style>
    <style:style style:name="T98" style:family="text">
      <style:text-properties style:font-name-complex="Symbol"/>
    </style:style>
    <style:style style:name="T99" style:family="text">
      <style:text-properties style:font-name-complex="Arial"/>
    </style:style>
    <style:style style:name="T100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1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2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05" style:family="text">
      <style:text-properties fo:font-size="10pt" fo:language="en" fo:country="US" style:font-size-asian="10pt" style:font-name-complex="Arial"/>
    </style:style>
    <style:style style:name="T106" style:family="text">
      <style:text-properties fo:font-size="10pt" fo:language="en" fo:country="US" style:font-size-asian="10pt" style:font-name-complex="Arial" style:font-size-complex="10pt"/>
    </style:style>
    <style:style style:name="T107" style:family="text">
      <style:text-properties fo:font-size="10pt" fo:language="en" fo:country="US" style:text-underline-style="none" fo:font-weight="bold" style:font-size-asian="10pt" style:font-name-complex="Arial"/>
    </style:style>
    <style:style style:name="T108" style:family="text">
      <style:text-properties fo:font-size="10pt" style:font-size-asian="10pt" style:font-name-complex="Arial"/>
    </style:style>
    <style:style style:name="T109" style:family="text">
      <style:text-properties fo:font-size="10pt" style:font-size-asian="10pt" style:font-name-complex="Arial" style:font-size-complex="10pt"/>
    </style:style>
    <style:style style:name="T110" style:family="text">
      <style:text-properties style:font-name-complex="Times New Roman"/>
    </style:style>
    <style:style style:name="T111" style:family="text">
      <style:text-properties style:font-weight-complex="bold"/>
    </style:style>
    <style:style style:name="T112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CALIBRATION CERTIFICATE</text:p>
      <text:p text:style-name="P11"/>
      <text:p text:style-name="P15"><text:span text:style-name="T105">Type: </text:span><text:span text:style-name="T102">Radiation monitor AT1117M</text:span><text:span text:style-name="T107"><text:tab/></text:span><text:span text:style-name="T105">Date of calibration: </text:span><text:span text:style-name="T104">$date</text:span></text:p>
      <text:p text:style-name="P29"/>
      <text:p text:style-name="P66"><text:span text:style-name="T105">SN</text:span><text:span text:style-name="T108">: </text:span><text:span text:style-name="T103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5">PU detector</text:span>: 1.0 <text:span text:style-name="T20"></text:span><text:span text:style-name="T5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5">PU detector</text:span>: 1.0 <text:span text:style-name="T20"></text:span><text:span text:style-name="T5">Sv/h</text:span> – <text:span text:style-name="T5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5">PU-2 detector: 1.0 </text:span>m<text:span text:style-name="T5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5">PU-2 detector: 1.0 </text:span>m<text:span text:style-name="T5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5">PU-4 detector</text:span>: <text:span text:style-name="T5">0</text:span>.<text:span text:style-name="T5">3</text:span> Sv/h – <text:span text:style-name="T5">0</text:span>.<text:span text:style-name="T5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5">BDKG-01</text:span>: <text:span text:style-name="T5">0</text:span>.<text:span text:style-name="T5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5">BDKG</text:span><text:span text:style-name="T47">-03</text:span>: <text:span text:style-name="T5">30</text:span>.0 <text:span text:style-name="T47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5">BDKG</text:span><text:span text:style-name="T47">-0</text:span><text:span text:style-name="T5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5">BDKG</text:span><text:span text:style-name="T47">-0</text:span><text:span text:style-name="T5">5</text:span>: <text:span text:style-name="T5">30</text:span>.0 <text:span text:style-name="T47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5">BDKG</text:span><text:span text:style-name="T47">-</text:span><text:span text:style-name="T5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5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5">BDKG</text:span><text:span text:style-name="T47">-</text:span><text:span text:style-name="T5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5">BDKG</text:span><text:span text:style-name="T47">-</text:span><text:span text:style-name="T5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5">BDKR-01: 0.05 </text:span><text:span text:style-name="T5">m</text:span><text:span text:style-name="T5">Sv/h – 100 </text:span><text:span text:style-name="T5">m</text:span><text:span text:style-name="T5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18">BDPS-02: </text:span><text:span text:style-name="T19"></text:span><text:span text:style-name="T18"> 0.10 </text:span><text:span text:style-name="T21"></text:span><text:span text:style-name="T18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5">Flux density</text:span> <text:span text:style-name="T5">measurement limits of </text:span>α <text:span text:style-name="T5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5">BDPA</text:span>-01: <text:span text:style-name="T20"></text:span> 0.1 – 10<text:span text:style-name="T31">5</text:span> <text:span text:style-name="T5">min</text:span><text:span text:style-name="T31">-1</text:span><text:span text:style-name="T20"> </text:span><text:span text:style-name="T20">c</text:span><text:span text:style-name="T5">m</text:span><text:span text:style-name="T31">-2</text:span><text:span text:style-name="T51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91">BDPA</text:span><text:span text:style-name="T66">-02: </text:span><text:span text:style-name="T92"></text:span><text:span text:style-name="T89"> 0.05 <text:s/>– 5</text:span><text:span text:style-name="T92"></text:span><text:span text:style-name="T89">10</text:span><text:span text:style-name="T83">4</text:span><text:span text:style-name="T4"> </text:span><text:span text:style-name="T91">min</text:span><text:span text:style-name="T83">-1</text:span><text:span text:style-name="T92"></text:span><text:span text:style-name="T92">c</text:span><text:span text:style-name="T91">m </text:span><text:span text:style-name="T83">-2</text:span><text:span text:style-name="T89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0">BDPA</text:span>-0<text:span text:style-name="T5">3</text:span>: <text:span text:style-name="T17"></text:span><text:span text:style-name="T4"> 0.05 <text:s/>– </text:span><text:span text:style-name="T10">2</text:span><text:span text:style-name="T17"></text:span><text:span text:style-name="T4">10</text:span><text:span text:style-name="T36">4</text:span><text:span text:style-name="T4"> </text:span><text:span text:style-name="T10">min</text:span><text:span text:style-name="T36">-1</text:span><text:span text:style-name="T17">c</text:span><text:span text:style-name="T10">m </text:span><text:span text:style-name="T36">-2</text:span><text:span text:style-name="T4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0">BDPS</text:span>-02: <text:span text:style-name="T26"></text:span> 2.4 – 10<text:span text:style-name="T31">6</text:span> <text:span text:style-name="T90">min</text:span><text:span text:style-name="T31">-1</text:span><text:span text:style-name="T26"></text:span><text:span text:style-name="T96">c</text:span><text:span text:style-name="T90">m</text:span><text:span text:style-name="T31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5">Flux density</text:span> <text:span text:style-name="T5">measurement limits of β</text:span> <text:span text:style-name="T5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5">BDPB</text:span>-01: <text:span text:style-name="T20"></text:span> 1 –5<text:span text:style-name="T20"></text:span>10<text:span text:style-name="T31">5</text:span> <text:span text:style-name="T5">min</text:span><text:span text:style-name="T31">-1</text:span><text:span text:style-name="T20"></text:span><text:span text:style-name="T20">c</text:span><text:span text:style-name="T5">m</text:span><text:span text:style-name="T31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90">BDPB</text:span><text:span text:style-name="T66">-02: </text:span><text:span text:style-name="T96"> </text:span><text:span text:style-name="T84">0.5 <text:s/>– 1.5</text:span><text:span text:style-name="T88"></text:span><text:span text:style-name="T84">10</text:span><text:span text:style-name="T79">5</text:span><text:span text:style-name="T51"> </text:span><text:span text:style-name="T85">min</text:span><text:span text:style-name="T79">-1</text:span><text:span text:style-name="T88"></text:span><text:span text:style-name="T88">c</text:span><text:span text:style-name="T85">m</text:span><text:span text:style-name="T79">-2</text:span><text:span text:style-name="T84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5">BDPB</text:span>-0<text:span text:style-name="T5">3</text:span>: <text:span text:style-name="T20"> </text:span><text:span text:style-name="T51">0.5 <text:s/>– </text:span><text:span text:style-name="T54">0</text:span><text:span text:style-name="T51">.5</text:span><text:span text:style-name="T61"></text:span><text:span text:style-name="T51">10</text:span><text:span text:style-name="T31">5</text:span><text:span text:style-name="T51"> </text:span><text:span text:style-name="T54">min</text:span><text:span text:style-name="T31">-1</text:span><text:span text:style-name="T61">c</text:span><text:span text:style-name="T54">m</text:span><text:span text:style-name="T31">-2</text:span><text:span text:style-name="T51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0">BDPS</text:span>-0<text:span text:style-name="T5">3</text:span>: <text:span text:style-name="T26"></text:span> 6.0 – 10<text:span text:style-name="T31">6</text:span> <text:span text:style-name="T90">min</text:span><text:span text:style-name="T31">-1</text:span><text:span text:style-name="T26"></text:span><text:span text:style-name="T96">c</text:span><text:span text:style-name="T90">m</text:span><text:span text:style-name="T32">-2</text:span><text:span text:style-name="T53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5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5">BDKN</text:span><text:span text:style-name="T47">-01</text:span>: 0.1 – 10<text:span text:style-name="T31">4</text:span> <text:span text:style-name="T5">s</text:span><text:span text:style-name="T31">-1</text:span><text:span text:style-name="T20">c</text:span><text:span text:style-name="T5">m</text:span><text:span text:style-name="T31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5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5">BDKN</text:span>-03: 0.1 <text:span text:style-name="T5">m</text:span><text:span text:style-name="T5">Sv/h</text:span> – 10.0 <text:span text:style-name="T18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5">BDKG</text:span><text:span text:style-name="T47">-</text:span><text:span text:style-name="T5">30</text:span>: 0.0<text:span text:style-name="T5">2</text:span> <text:span text:style-name="T111"></text:span>Gy/h – <text:span text:style-name="T5">1</text:span> mGy/h;</text:p>
          </table:table-cell>
        </table:table-row>
      </table:table>
      <text:p text:style-name="P10"><text:span text:style-name="T29">03: ± 20 %</text:span><text:span text:style-name="T30">БД</text:span></text:p>
      <text:p text:style-name="P10"><text:span text:style-name="T106">Measurement error</text:span><text:span text:style-name="T109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5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5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5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5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5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5">BDKG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5">BDKG</text:span><text:span text:style-name="T47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5">BDKG</text:span><text:span text:style-name="T47">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5">BDKG</text:span><text:span text:style-name="T47">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5">BDKG</text:span><text:span text:style-name="T47">-</text:span><text:span text:style-name="T5">11</text:span>: ± <text:span text:style-name="T5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5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5">BDKG</text:span><text:span text:style-name="T47">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5">BDKG</text:span><text:span text:style-name="T47">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5">BDKG</text:span><text:span text:style-name="T47">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5">BDKN</text:span><text:span text:style-name="T47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0"><text:span text:style-name="T5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5">BDPA</text:span>-01: ± 20 %;</text:p>
          </table:table-cell>
        </table:table-row>
      </table:table>
      <table:table table:name="tp13" table:style-name="tp13">
        <table:table-column table:style-name="tp13.A"/>
        <text:soft-page-break/>
        <table:table-row>
          <table:table-cell table:style-name="tp13.A1" office:value-type="string">
            <text:p text:style-name="P31"><text:span text:style-name="T10">BDPA</text:span><text:span text:style-name="T4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0">BDPA</text:span><text:span text:style-name="T4">-0</text:span><text:span text:style-name="T10">3</text:span><text:span text:style-name="T4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5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5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5">BDPB</text:span>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5">BDKR</text:span><text:span text:style-name="T47">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1" text:outline-level="2"><text:span text:style-name="T110">BDPS-02: </text:span><text:span text:style-name="T12"> </text:span><text:span text:style-name="T13">2,4 – 30 min</text:span><text:span text:style-name="T33">-1</text:span><text:span text:style-name="T12"> </text:span><text:span text:style-name="T13">sm</text:span><text:span text:style-name="T33">- 2 <text:s/></text:span><text:span text:style-name="T55">–</text:span><text:span text:style-name="T33"> <text:s/></text:span><text:span text:style-name="T56">± 30 %</text:span></text:h>
            <text:p text:style-name="P35"><text:span text:style-name="T57"> </text:span><text:span text:style-name="T55">30 <text:s/>– <text:s text:c="2"/>10</text:span><text:span text:style-name="T33">6</text:span><text:span text:style-name="T55"> min</text:span><text:span text:style-name="T33">-1</text:span><text:span text:style-name="T57"> </text:span><text:span text:style-name="T55">sm</text:span><text:span text:style-name="T33">- 2 <text:s/></text:span><text:span text:style-name="T55">–</text:span><text:span text:style-name="T33"> <text:s/></text:span><text:span text:style-name="T56">± 20 %</text:span></text:p>
            <text:list xml:id="list48021869285555285" text:style-name="WW8Num2">
              <text:list-item>
                <text:p text:style-name="P68"><text:span text:style-name="T14"></text:span><text:span text:style-name="T15"> </text:span><text:span text:style-name="T13">6 – 10</text:span><text:span text:style-name="T33">6</text:span><text:span text:style-name="T13"> min</text:span><text:span text:style-name="T33">-1</text:span><text:span text:style-name="T12"></text:span><text:span text:style-name="T13"> sm</text:span><text:span text:style-name="T33">- 2 <text:s text:c="2"/></text:span><text:span text:style-name="T55">–</text:span><text:span text:style-name="T33"> <text:s/></text:span><text:span text:style-name="T56">± 20 %</text:span></text:p>
              </text:list-item>
            </text:list>
            <text:h text:style-name="P72" text:outline-level="2"><text:span text:style-name="T86"> </text:span><text:span text:style-name="T87">0.10 </text:span><text:span text:style-name="T88"></text:span><text:span text:style-name="T87">Sv/h – 30 mSv/h</text:span><text:span text:style-name="T82"> <text:s/></text:span><text:span text:style-name="T87">–</text:span><text:span text:style-name="T82"> <text:s/></text:span><text:span text:style-name="T87">± 20 %</text:span></text:h>
          </table:table-cell>
        </table:table-row>
      </table:table>
      <text:p text:style-name="P5"/>
      <text:p text:style-name="P13">Operating conditions:</text:p>
      <text:list xml:id="list6569634420787826996" text:style-name="L1">
        <text:list-item>
          <text:p text:style-name="P69"><text:span text:style-name="T22">Air temperature<text:tab/></text:span><text:span text:style-name="T99"><text:tab/><text:tab/><text:tab/>+</text:span><text:span text:style-name="T22">$temp</text:span><text:span text:style-name="T99"> °</text:span><text:span text:style-name="T22">C</text:span></text:p>
        </text:list-item>
        <text:list-item>
          <text:p text:style-name="P69"><text:span text:style-name="T22">Atmospheric pressure<text:tab/></text:span><text:span text:style-name="T22"><text:tab/><text:tab/><text:tab/>98,5 kPa</text:span></text:p>
        </text:list-item>
        <text:list-item>
          <text:p text:style-name="P69"><text:span text:style-name="T22">Relative humidity<text:tab/><text:tab/></text:span><text:span text:style-name="T22"><text:tab/><text:tab/>$vlag %</text:span></text:p>
        </text:list-item>
        <text:list-item>
          <text:p text:style-name="P70">Gamma radiation background<text:tab/><text:tab/><text:tab/>$bground <text:s/>nSv/h</text:p>
        </text:list-item>
      </text:list>
      <text:p text:style-name="Standard"><text:span text:style-name="Знак_20_примечания"><text:span text:style-name="T3"/></text:span></text:p>
      <text:p text:style-name="P38"><text:span text:style-name="T25">Calibration means</text:span><text:span text:style-name="T112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50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5">$eng_facility_130</text:span><text:span text:style-name="T2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5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4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47">- </text:span><text:span text:style-name="T23">$eng_facility_beta</text:span><text:span text:style-name="T93">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100">PU (</text:span><text:span text:style-name="T101">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16.B2" table:number-rows-spanned="3" office:value-type="string">
            <text:p text:style-name="P57">Radia-tion source <text:s/>number</text:p>
          </table:table-cell>
          <table:table-cell table:style-name="t16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1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16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16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16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5">Average value</text:span>, 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37">H</text:span><text:span text:style-name="T39">1</text:span></text:p>
          </table:table-cell>
          <table:table-cell table:style-name="t16.D3" office:value-type="string">
            <text:p text:style-name="P8"><text:span text:style-name="T6">H</text:span><text:span text:style-name="T39">2</text:span></text:p>
          </table:table-cell>
          <table:table-cell table:style-name="t16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5">20</text:span> <text:span text:style-name="T47">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6.A5" office:value-type="string">
            <text:p text:style-name="P19">7<text:span text:style-name="T5">0</text:span> <text:span text:style-name="T47">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5">0,</text:span>7 <text:span text:style-name="T47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47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100">PU-2 (</text:span><text:span text:style-name="T101">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17.B2" table:number-rows-spanned="3" office:value-type="string">
            <text:p text:style-name="P57">Radia-tion source <text:s/>number</text:p>
          </table:table-cell>
          <table:table-cell table:style-name="t17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1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17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17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17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37">H</text:span><text:span text:style-name="T39">1</text:span></text:p>
          </table:table-cell>
          <table:table-cell table:style-name="t17.D3" office:value-type="string">
            <text:p text:style-name="P8"><text:span text:style-name="T6">H</text:span><text:span text:style-name="T39">2</text:span></text:p>
          </table:table-cell>
          <table:table-cell table:style-name="t17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5">20</text:span> <text:span text:style-name="T47">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7.A5" office:value-type="string">
            <text:p text:style-name="P19">7<text:span text:style-name="T5">0</text:span> <text:span text:style-name="T47">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5">0,</text:span>7 <text:span text:style-name="T47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47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100">PU (</text:span><text:span text:style-name="T101">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23.B2" table:number-rows-spanned="3" office:value-type="string">
            <text:p text:style-name="P57">Radia-tion source <text:s/>number</text:p>
          </table:table-cell>
          <table:table-cell table:style-name="t23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2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23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23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23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37">H</text:span><text:span text:style-name="T39">1</text:span></text:p>
          </table:table-cell>
          <table:table-cell table:style-name="t23.D3" office:value-type="string">
            <text:p text:style-name="P8"><text:span text:style-name="T6">H</text:span><text:span text:style-name="T39">2</text:span></text:p>
          </table:table-cell>
          <table:table-cell table:style-name="t23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5">20</text:span> <text:span text:style-name="T47">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3.A5" office:value-type="string">
            <text:p text:style-name="P19">7<text:span text:style-name="T5">0</text:span> <text:span text:style-name="T47">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5">0,</text:span>7 <text:span text:style-name="T47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47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5">70</text:span> <text:span text:style-name="T47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100">PU-2 (</text:span><text:span text:style-name="T101">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24.B2" table:number-rows-spanned="3" office:value-type="string">
            <text:p text:style-name="P57">Radia-tion source <text:s/>number</text:p>
          </table:table-cell>
          <table:table-cell table:style-name="t24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2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24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24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24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37">H</text:span><text:span text:style-name="T39">1</text:span></text:p>
          </table:table-cell>
          <table:table-cell table:style-name="t24.D3" office:value-type="string">
            <text:p text:style-name="P8"><text:span text:style-name="T6">H</text:span><text:span text:style-name="T39">2</text:span></text:p>
          </table:table-cell>
          <table:table-cell table:style-name="t24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5">20</text:span> <text:span text:style-name="T47">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4.A5" office:value-type="string">
            <text:p text:style-name="P19">7<text:span text:style-name="T5">0</text:span> <text:span text:style-name="T47">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5">0,</text:span>7 <text:span text:style-name="T47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47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5">70</text:span> <text:span text:style-name="T47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100">PU-4 (</text:span><text:span text:style-name="T101">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18.B2" table:number-rows-spanned="3" office:value-type="string">
            <text:p text:style-name="P57">Radia-tion source <text:s/>number</text:p>
          </table:table-cell>
          <table:table-cell table:style-name="t18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18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18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18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18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37">H</text:span><text:span text:style-name="T39">1</text:span></text:p>
          </table:table-cell>
          <table:table-cell table:style-name="t18.D3" office:value-type="string">
            <text:p text:style-name="P8"><text:span text:style-name="T6">H</text:span><text:span text:style-name="T39">2</text:span></text:p>
          </table:table-cell>
          <table:table-cell table:style-name="t18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5">0</text:span> <text:span text:style-name="T47">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8.A5" office:value-type="string">
            <text:p text:style-name="P19"><text:span text:style-name="T5">0,</text:span>7 <text:span text:style-name="T47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47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5">70</text:span> <text:span text:style-name="T47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1">BDKG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1.B2" table:number-rows-spanned="3" office:value-type="string">
            <text:p text:style-name="P57">Radia-tion source <text:s/>number</text:p>
          </table:table-cell>
          <table:table-cell table:style-name="t1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1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1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1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1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37">H</text:span><text:span text:style-name="T39">1</text:span></text:p>
          </table:table-cell>
          <table:table-cell table:style-name="t1.D3" office:value-type="string">
            <text:p text:style-name="P8"><text:span text:style-name="T6">H</text:span><text:span text:style-name="T39">2</text:span></text:p>
          </table:table-cell>
          <table:table-cell table:style-name="t1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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5">20</text:span></text:p>
          </table:table-cell>
        </table:table-row>
        <table:table-row>
          <table:table-cell table:style-name="t1.A5" office:value-type="string">
            <text:p text:style-name="P19">7 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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47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1">BDKG</text:span><text:span text:style-name="T11">-03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2.B2" table:number-rows-spanned="3" office:value-type="string">
            <text:p text:style-name="P57">Radia-tion source <text:s/>number</text:p>
          </table:table-cell>
          <table:table-cell table:style-name="t2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2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2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2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37">H</text:span><text:span text:style-name="T39">1</text:span></text:p>
          </table:table-cell>
          <table:table-cell table:style-name="t2.D3" office:value-type="string">
            <text:p text:style-name="P8"><text:span text:style-name="T6">H</text:span><text:span text:style-name="T39">2</text:span></text:p>
          </table:table-cell>
          <table:table-cell table:style-name="t2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5">0,07</text:span> 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.A5" office:value-type="string">
            <text:p text:style-name="P19">0,7 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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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47">240</text:span> <text:span text:style-name="T47">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1">BDKG</text:span><text:span text:style-name="T11">-0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3.B2" table:number-rows-spanned="3" office:value-type="string">
            <text:p text:style-name="P57">Radia-tion source <text:s/>number</text:p>
          </table:table-cell>
          <table:table-cell table:style-name="t3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3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3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3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37">H</text:span><text:span text:style-name="T39">1</text:span></text:p>
          </table:table-cell>
          <table:table-cell table:style-name="t3.D3" office:value-type="string">
            <text:p text:style-name="P8"><text:span text:style-name="T6">H</text:span><text:span text:style-name="T39">2</text:span></text:p>
          </table:table-cell>
          <table:table-cell table:style-name="t3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5">0,07</text:span> 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5">20</text:span></text:p>
          </table:table-cell>
        </table:table-row>
        <table:table-row>
          <table:table-cell table:style-name="t3.A5" office:value-type="string">
            <text:p text:style-name="P19">0,7 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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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.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47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1">BDKG-05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4.B2" table:number-rows-spanned="3" office:value-type="string">
            <text:p text:style-name="P57">Radia-tion source <text:s/>number</text:p>
          </table:table-cell>
          <table:table-cell table:style-name="t4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4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4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4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37">H</text:span><text:span text:style-name="T39">1</text:span></text:p>
          </table:table-cell>
          <table:table-cell table:style-name="t4.D3" office:value-type="string">
            <text:p text:style-name="P8"><text:span text:style-name="T6">H</text:span><text:span text:style-name="T39">2</text:span></text:p>
          </table:table-cell>
          <table:table-cell table:style-name="t4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5">0,07</text:span> 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4.A5" office:value-type="string">
            <text:p text:style-name="P19">0,7 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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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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1">BDKG-1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5.B2" table:number-rows-spanned="3" office:value-type="string">
            <text:p text:style-name="P57">Radia-tion source <text:s/>number</text:p>
          </table:table-cell>
          <table:table-cell table:style-name="t5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5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5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5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5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37">H</text:span><text:span text:style-name="T39">1</text:span></text:p>
          </table:table-cell>
          <table:table-cell table:style-name="t5.D3" office:value-type="string">
            <text:p text:style-name="P8"><text:span text:style-name="T6">H</text:span><text:span text:style-name="T39">2</text:span></text:p>
          </table:table-cell>
          <table:table-cell table:style-name="t5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5">0,07</text:span> 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5.A5" office:value-type="string">
            <text:p text:style-name="P19">0,7 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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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1">BDKG-17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6.B2" table:number-rows-spanned="3" office:value-type="string">
            <text:p text:style-name="P57">Radia-tion source <text:s/>number</text:p>
          </table:table-cell>
          <table:table-cell table:style-name="t6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6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6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6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37">H</text:span><text:span text:style-name="T39">1</text:span></text:p>
          </table:table-cell>
          <table:table-cell table:style-name="t6.D3" office:value-type="string">
            <text:p text:style-name="P8"><text:span text:style-name="T6">H</text:span><text:span text:style-name="T39">2</text:span></text:p>
          </table:table-cell>
          <table:table-cell table:style-name="t6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5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6.A5" office:value-type="string">
            <text:p text:style-name="P19">7<text:span text:style-name="T5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5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5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1">BDKG-2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7.B2" table:number-rows-spanned="3" office:value-type="string">
            <text:p text:style-name="P57">Radia-tion source <text:s/>number</text:p>
          </table:table-cell>
          <table:table-cell table:style-name="t7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7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7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7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37">H</text:span><text:span text:style-name="T39">1</text:span></text:p>
          </table:table-cell>
          <table:table-cell table:style-name="t7.D3" office:value-type="string">
            <text:p text:style-name="P8"><text:span text:style-name="T6">H</text:span><text:span text:style-name="T39">2</text:span></text:p>
          </table:table-cell>
          <table:table-cell table:style-name="t7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47">0,07</text:span> 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5">20</text:span></text:p>
          </table:table-cell>
        </table:table-row>
        <table:table-row>
          <table:table-cell table:style-name="t7.A5" office:value-type="string">
            <text:p text:style-name="P19">0,7 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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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.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1">BDKG-30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9"><text:span text:style-name="T5">Kerma rate at check point</text:span> <text:span text:style-name="T37">Ḣ</text:span><text:span text:style-name="T41">oi</text:span><text:span text:style-name="T60">(10)</text:span></text:p>
          </table:table-cell>
          <table:table-cell table:style-name="t8.B2" table:number-rows-spanned="3" office:value-type="string">
            <text:p text:style-name="P57">Radia-tion source <text:s/>number</text:p>
          </table:table-cell>
          <table:table-cell table:style-name="t8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8.B2" table:number-columns-spanned="5" office:value-type="string">
            <text:p text:style-name="P8"><text:span text:style-name="T5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8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8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8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37">H</text:span><text:span text:style-name="T39">1</text:span></text:p>
          </table:table-cell>
          <table:table-cell table:style-name="t8.D3" office:value-type="string">
            <text:p text:style-name="P8"><text:span text:style-name="T6">H</text:span><text:span text:style-name="T39">2</text:span></text:p>
          </table:table-cell>
          <table:table-cell table:style-name="t8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5">03</text:span> <text:span text:style-name="T5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5">20</text:span></text:p>
          </table:table-cell>
        </table:table-row>
        <table:table-row>
          <table:table-cell table:style-name="t8.A5" office:value-type="string">
            <text:p text:style-name="P19">0,<text:span text:style-name="T47">7</text:span> <text:span text:style-name="T5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<text:span text:style-name="T5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<text:span text:style-name="T5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.7 <text:span text:style-name="T5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5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5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5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1">BDKG-3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9.B2" table:number-rows-spanned="3" office:value-type="string">
            <text:p text:style-name="P57">Radia-tion source <text:s/>number</text:p>
          </table:table-cell>
          <table:table-cell table:style-name="t9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9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9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9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37">H</text:span><text:span text:style-name="T39">1</text:span></text:p>
          </table:table-cell>
          <table:table-cell table:style-name="t9.D3" office:value-type="string">
            <text:p text:style-name="P8"><text:span text:style-name="T6">H</text:span><text:span text:style-name="T39">2</text:span></text:p>
          </table:table-cell>
          <table:table-cell table:style-name="t9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47">0,07</text:span> 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5">20</text:span></text:p>
          </table:table-cell>
        </table:table-row>
        <table:table-row>
          <table:table-cell table:style-name="t9.A5" office:value-type="string">
            <text:p text:style-name="P19">0,7 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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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.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47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47">0</text:span>,<text:span text:style-name="T47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4"><text:span text:style-name="T11">BDKN-01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5">Flux density</text:span> <text:span text:style-name="T5">at check point </text:span><text:span text:style-name="T38"></text:span><text:span text:style-name="T44">0</text:span><text:span text:style-name="T41">i</text:span> ,<text:line-break/><text:span text:style-name="T6">s</text:span><text:span text:style-name="T31">-1</text:span><text:span text:style-name="T6">cm</text:span><text:span text:style-name="T31">-2</text:span></text:p>
          </table:table-cell>
          <table:table-cell table:style-name="t10.B2" office:value-type="string">
            <text:p text:style-name="P22">Background</text:p>
            <text:p text:style-name="P18"><text:span text:style-name="T5">R=</text:span>2<text:span text:style-name="T5">,0 </text:span><text:span text:style-name="T6">m</text:span></text:p>
          </table:table-cell>
          <table:table-cell table:style-name="t10.B2" office:value-type="string">
            <text:p text:style-name="P19">ИБН-<text:span text:style-name="T5">8-3</text:span></text:p>
            <text:p text:style-name="P22">N027</text:p>
            <text:p text:style-name="P18"><text:span text:style-name="T5">R=2,0 </text:span><text:span text:style-name="T6">m</text:span></text:p>
            <text:p text:style-name="P22">B(R)=0,600</text:p>
            <text:p text:style-name="P18"><text:span text:style-name="T7"></text:span><text:span text:style-name="T41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19">ИБН-<text:span text:style-name="T5">8-6</text:span></text:p>
            <text:p text:style-name="P18"><text:span text:style-name="T5">N</text:span>0<text:span text:style-name="T5">10</text:span></text:p>
            <text:p text:style-name="P18"><text:span text:style-name="T5">R=2,0 </text:span><text:span text:style-name="T6">m</text:span></text:p>
            <text:p text:style-name="P22">B(R)=0,600</text:p>
            <text:p text:style-name="P18"><text:span text:style-name="T7"></text:span><text:span text:style-name="T41">0i</text:span><text:span text:style-name="T5">=57,</text:span>0</text:p>
            <text:p text:style-name="P18">20-100</text:p>
          </table:table-cell>
          <table:table-cell table:style-name="t10.B2" office:value-type="string">
            <text:p text:style-name="P60">ИБН-8-6</text:p>
            <text:p text:style-name="P61"><text:s text:c="3"/>N010</text:p>
            <text:p text:style-name="P59"><text:span text:style-name="T5">R=1,0 </text:span><text:span text:style-name="T6">m</text:span></text:p>
            <text:p text:style-name="P61">B(R)=0,863</text:p>
            <text:p text:style-name="P59"><text:span text:style-name="T7"></text:span><text:span text:style-name="T41">0i</text:span><text:span text:style-name="T5">=235</text:span></text:p>
            <text:p text:style-name="P60">210<text:span text:style-name="T31">2</text:span> - 10<text:span text:style-name="T31">3</text:span></text:p>
          </table:table-cell>
          <table:table-cell table:style-name="t10.F2" office:value-type="string">
            <text:p text:style-name="P60">ИБН-8-6</text:p>
            <text:p text:style-name="P61"><text:s text:c="3"/>N010</text:p>
            <text:p text:style-name="P59"><text:span text:style-name="T5">R=0,5 </text:span><text:span text:style-name="T6">m</text:span></text:p>
            <text:p text:style-name="P61">B(R)=0,965</text:p>
            <text:p text:style-name="P59"><text:span text:style-name="T7"></text:span><text:span text:style-name="T41">0i</text:span><text:span text:style-name="T5">=986</text:span></text:p>
            <text:p text:style-name="P60">210<text:span text:style-name="T31">3</text:span> - 10<text:span text:style-name="T31">4</text:span></text:p>
          </table:table-cell>
        </table:table-row>
        <table:table-row>
          <table:table-cell table:style-name="t10.A3" office:value-type="string">
            <text:p text:style-name="P21"><text:span text:style-name="T5">Readings</text:span> <text:span text:style-name="T5">at check point</text:span> <text:s/><text:span text:style-name="T38"></text:span><text:span text:style-name="T44">0</text:span><text:span text:style-name="T41">i</text:span>, с<text:span text:style-name="T31">-1</text:span><text:span text:style-name="T37">см</text:span><text:span text:style-name="T31">-2 </text:span><text:span text:style-name="T51">,</text:span> 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5">Average readings</text:span>, <text:span text:style-name="T38"></text:span><text:span text:style-name="T41">i</text:span>, <text:span text:style-name="T6">s</text:span><text:span text:style-name="T31">-1</text:span><text:span text:style-name="T6">cm</text:span><text:span text:style-name="T31">-2</text:span></text:p>
          </table:table-cell>
          <table:table-cell table:style-name="t10.B3" office:value-type="string">
            <text:p text:style-name="P23">$<text:span text:style-name="T47">10</text:span>-00</text:p>
          </table:table-cell>
          <table:table-cell table:style-name="t10.B3" office:value-type="string">
            <text:p text:style-name="P23">$<text:span text:style-name="T47">10</text:span>-01</text:p>
          </table:table-cell>
          <table:table-cell table:style-name="t10.B3" office:value-type="string">
            <text:p text:style-name="P23">$<text:span text:style-name="T47">10</text:span>-02</text:p>
          </table:table-cell>
          <table:table-cell table:style-name="t10.B3" office:value-type="string">
            <text:p text:style-name="P23">$<text:span text:style-name="T47">10</text:span>-03</text:p>
          </table:table-cell>
          <table:table-cell table:style-name="t10.F3" office:value-type="string">
            <text:p text:style-name="P23">$<text:span text:style-name="T47">10</text:span>-04</text:p>
          </table:table-cell>
        </table:table-row>
        <table:table-row>
          <table:table-cell table:style-name="t10.A3" office:value-type="string">
            <text:p text:style-name="P21"><text:span text:style-name="T5">Result of flux density measurement</text:span> <text:s/><text:span text:style-name="T5">at control point</text:span></text:p>
            <text:p text:style-name="P17"><text:span text:style-name="T38"></text:span><text:span text:style-name="T42">np</text:span><text:span text:style-name="T41">i</text:span>, <text:span text:style-name="T58">s</text:span><text:span text:style-name="T31">-1</text:span><text:span text:style-name="T51"></text:span><text:span text:style-name="T58">cm</text:span><text:span text:style-name="T31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5">Intrinsic relative error of measurement</text:span>, <text:span text:style-name="T48">θ</text:span><text:span text:style-name="T46">пр</text:span><text:span text:style-name="T43">i</text:span><text:span text:style-name="T48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5">Confidence limit of the intrinsic relative error</text:span> <text:span text:style-name="T65">Δ</text:span><text:span text:style-name="T8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3"><text:span text:style-name="T5">Limite of intrinsic relative error </text:span>, % <text:s/><text:span text:style-name="T5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47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4"><text:span text:style-name="T11">BDKN-03 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5"><text:span text:style-name="T94">Dose rate at check point</text:span><text:span text:style-name="T72"> </text:span><text:span text:style-name="T70">Ḣ</text:span><text:span text:style-name="T76">oi</text:span><text:span text:style-name="T95">(10)</text:span></text:p>
          </table:table-cell>
          <table:table-cell table:style-name="t11.B2" office:value-type="string">
            <text:p text:style-name="P22">Bacground</text:p>
            <text:p text:style-name="P18"><text:span text:style-name="T5">R=</text:span>2<text:span text:style-name="T5">,0 </text:span><text:span text:style-name="T6">m</text:span></text:p>
          </table:table-cell>
          <table:table-cell table:style-name="t11.B2" office:value-type="string">
            <text:p text:style-name="P19">ИБН-<text:span text:style-name="T5">8-3</text:span></text:p>
            <text:p text:style-name="P22">N027</text:p>
            <text:p text:style-name="P18"><text:span text:style-name="T5">R=2,0 </text:span><text:span text:style-name="T6">m</text:span></text:p>
            <text:p text:style-name="P22">B(R)=0,922</text:p>
            <text:p text:style-name="P18"><text:span text:style-name="T67">H</text:span><text:span text:style-name="T80">*</text:span><text:span text:style-name="T74">oi</text:span><text:span text:style-name="T71">(10)</text:span><text:span text:style-name="T5">=</text:span><text:span text:style-name="T47">9</text:span></text:p>
            <text:p text:style-name="P3">1-10</text:p>
          </table:table-cell>
          <table:table-cell table:style-name="t11.B2" office:value-type="string">
            <text:p text:style-name="P19">ИБН-<text:span text:style-name="T5">8-6</text:span></text:p>
            <text:p text:style-name="P18"><text:span text:style-name="T5">N</text:span>0<text:span text:style-name="T5">10</text:span></text:p>
            <text:p text:style-name="P18"><text:span text:style-name="T5">R=2,0 </text:span><text:span text:style-name="T6">m</text:span></text:p>
            <text:p text:style-name="P22">B(R)=0,922</text:p>
            <text:p text:style-name="P18"><text:span text:style-name="T67">H</text:span><text:span text:style-name="T80">*</text:span><text:span text:style-name="T74">oi</text:span><text:span text:style-name="T71">(10)</text:span><text:span text:style-name="T5">=</text:span><text:span text:style-name="T47">80</text:span></text:p>
            <text:p text:style-name="P23">20-100</text:p>
          </table:table-cell>
          <table:table-cell table:style-name="t11.B2" office:value-type="string">
            <text:p text:style-name="P60">ИБН-8-6</text:p>
            <text:p text:style-name="P61">N010</text:p>
            <text:p text:style-name="P59"><text:span text:style-name="T5">R=1,0 </text:span><text:span text:style-name="T6">m</text:span></text:p>
            <text:p text:style-name="P59"><text:span text:style-name="T5">B(R)=0,</text:span>980</text:p>
            <text:p text:style-name="P59"><text:span text:style-name="T67">H</text:span><text:span text:style-name="T80">*</text:span><text:span text:style-name="T74">oi</text:span><text:span text:style-name="T71">(10)</text:span><text:span text:style-name="T5">=</text:span><text:span text:style-name="T47">330</text:span></text:p>
            <text:p text:style-name="P62">2<text:span text:style-name="T97">·</text:span>10<text:span text:style-name="T31">2</text:span>-10<text:span text:style-name="T31">3</text:span></text:p>
          </table:table-cell>
          <table:table-cell table:style-name="t11.F2" office:value-type="string">
            <text:p text:style-name="P60">ИБН-8-6</text:p>
            <text:p text:style-name="P61">N010</text:p>
            <text:p text:style-name="P59"><text:span text:style-name="T5">R=0,5 </text:span><text:span text:style-name="T6">m</text:span></text:p>
            <text:p text:style-name="P59"><text:span text:style-name="T5">B(R)=0,9</text:span>95</text:p>
            <text:p text:style-name="P59"><text:span text:style-name="T67">H</text:span><text:span text:style-name="T80">*</text:span><text:span text:style-name="T74">oi</text:span><text:span text:style-name="T71">(10)</text:span><text:span text:style-name="T5">=</text:span><text:span text:style-name="T47">1460</text:span></text:p>
            <text:p text:style-name="P62">2<text:span text:style-name="T97">·</text:span>10<text:span text:style-name="T31">3</text:span>-10<text:span text:style-name="T31">4</text:span></text:p>
          </table:table-cell>
        </table:table-row>
        <table:table-row>
          <table:table-cell table:style-name="t11.A3" office:value-type="string">
            <text:p text:style-name="P26"><text:span text:style-name="T5">Readings</text:span> <text:span text:style-name="T5">at check point</text:span></text:p>
            <text:p text:style-name="P25"><text:span text:style-name="T68">H</text:span><text:span text:style-name="T81">*</text:span><text:span text:style-name="T75">i</text:span><text:span text:style-name="T73">(10) , </text:span><text:span text:style-name="T52">±δ</text:span><text:span text:style-name="T39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5">Average readings</text:span>, <text:span text:style-name="T69">H</text:span><text:span text:style-name="T81">*</text:span><text:span text:style-name="T75">i</text:span><text:span text:style-name="T73">(10) </text:span></text:p>
          </table:table-cell>
          <table:table-cell table:style-name="t11.B4" office:value-type="string">
            <text:p text:style-name="P23">$<text:span text:style-name="T47">1</text:span>1-00</text:p>
          </table:table-cell>
          <table:table-cell table:style-name="t11.B4" office:value-type="string">
            <text:p text:style-name="P23">$<text:span text:style-name="T47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47">1</text:span>1-04</text:p>
          </table:table-cell>
        </table:table-row>
        <table:table-row>
          <table:table-cell table:style-name="t11.A3" office:value-type="string">
            <text:p text:style-name="P26"><text:span text:style-name="T5">Dose rate measurement</text:span> <text:span text:style-name="T5">result</text:span> <text:span text:style-name="T5">at control point</text:span></text:p>
            <text:p text:style-name="P25"><text:span text:style-name="T68">H</text:span><text:span text:style-name="T81">*</text:span><text:span text:style-name="T77">пр</text:span><text:span text:style-name="T78">i</text:span><text:span text:style-name="T73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5">Intrinsic relative error of measurement</text:span>, <text:span text:style-name="T48">θ</text:span><text:span text:style-name="T46">пр</text:span><text:span text:style-name="T43">i</text:span><text:span text:style-name="T48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5">Confidence limit of the intrinsic relative error</text:span> <text:span text:style-name="T65">Δ</text:span><text:span text:style-name="T8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3"><text:span text:style-name="T5">Limite of intrinsic relative error </text:span>, % <text:s/><text:span text:style-name="T5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47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1"><text:span text:style-name="T11">BDPA-01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5">Flux density in test point</text:span> <text:span text:style-name="T98"></text:span><text:span text:style-name="T39">0</text:span><text:span text:style-name="T40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12.B2" table:number-rows-spanned="3" office:value-type="string">
            <text:p text:style-name="P57">Radiation source <text:s/>number</text:p>
          </table:table-cell>
          <table:table-cell table:style-name="t12.B2" table:number-columns-spanned="5" office:value-type="string">
            <text:p text:style-name="P8"><text:span text:style-name="T5">Measured radiation flux density in test point</text:span>, <text:span text:style-name="T59"></text:span><text:span text:style-name="T42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12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12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5">Back-ground</text:span>, <text:span text:style-name="T98"></text:span><text:span text:style-name="T39">0</text:span><text:span text:style-name="T40">i</text:span>,</text:p>
            <text:p text:style-name="P8"><text:span text:style-name="T6"><text:s/>min</text:span><text:span text:style-name="T34">-1</text:span><text:span text:style-name="T6">·cm</text:span><text:span text:style-name="T34">-2</text:span></text:p>
          </table:table-cell>
          <table:table-cell table:style-name="t12.C3" table:number-columns-spanned="3" office:value-type="string">
            <text:p text:style-name="P8"><text:span text:style-name="T5">Measured value</text:span> <text:span text:style-name="T59"></text:span><text:span text:style-name="T42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5">Average value</text:span>, <text:span text:style-name="T59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64"></text:span><text:span text:style-name="T39">1</text:span></text:p>
          </table:table-cell>
          <table:table-cell table:style-name="t12.D4" office:value-type="string">
            <text:p text:style-name="P8"><text:span text:style-name="T59"></text:span><text:span text:style-name="T39">2</text:span></text:p>
          </table:table-cell>
          <table:table-cell table:style-name="t12.D4" office:value-type="string">
            <text:p text:style-name="P8"><text:span text:style-name="T59">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41"><text:span text:style-name="T11">BDPA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5">Flux density in test point</text:span> <text:span text:style-name="T98"></text:span><text:span text:style-name="T39">0</text:span><text:span text:style-name="T40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13.B2" table:number-rows-spanned="3" office:value-type="string">
            <text:p text:style-name="P57">Radiation source <text:s/>number</text:p>
          </table:table-cell>
          <table:table-cell table:style-name="t13.B2" table:number-columns-spanned="5" office:value-type="string">
            <text:p text:style-name="P8"><text:span text:style-name="T5">Measured radiation flux density in test point</text:span>, <text:span text:style-name="T59"></text:span><text:span text:style-name="T42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13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13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5">Back-ground</text:span>, <text:span text:style-name="T98"></text:span><text:span text:style-name="T39">0</text:span><text:span text:style-name="T40">i</text:span>,</text:p>
            <text:p text:style-name="P8"><text:span text:style-name="T6"><text:s/>min</text:span><text:span text:style-name="T34">-1</text:span><text:span text:style-name="T6">·cm</text:span><text:span text:style-name="T34">-2</text:span></text:p>
          </table:table-cell>
          <table:table-cell table:style-name="t13.C3" table:number-columns-spanned="3" office:value-type="string">
            <text:p text:style-name="P8"><text:span text:style-name="T5">Measured value</text:span> <text:span text:style-name="T59"></text:span><text:span text:style-name="T42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5">Average value</text:span>, <text:span text:style-name="T59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64"></text:span><text:span text:style-name="T39">1</text:span></text:p>
          </table:table-cell>
          <table:table-cell table:style-name="t13.D4" office:value-type="string">
            <text:p text:style-name="P8"><text:span text:style-name="T59"></text:span><text:span text:style-name="T39">2</text:span></text:p>
          </table:table-cell>
          <table:table-cell table:style-name="t13.D4" office:value-type="string">
            <text:p text:style-name="P8"><text:span text:style-name="T59">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3.A5" office:value-type="string">
            <text:p text:style-name="P20">$13-<text:span text:style-name="T5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41"><text:span text:style-name="T11">BDPA-03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3"><text:span text:style-name="T5">Flux density in test point</text:span> <text:span text:style-name="T98"></text:span><text:span text:style-name="T39">0</text:span><text:span text:style-name="T40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25.B2" table:number-rows-spanned="3" office:value-type="string">
            <text:p text:style-name="P57">Radiation source <text:s/>number</text:p>
          </table:table-cell>
          <table:table-cell table:style-name="t25.B2" table:number-columns-spanned="5" office:value-type="string">
            <text:p text:style-name="P8"><text:span text:style-name="T5">Measured radiation flux density in test point</text:span>, <text:span text:style-name="T59"></text:span><text:span text:style-name="T42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25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25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5">Back-ground</text:span>, <text:span text:style-name="T98"></text:span><text:span text:style-name="T39">0</text:span><text:span text:style-name="T40">i</text:span>,</text:p>
            <text:p text:style-name="P8"><text:span text:style-name="T6"><text:s/>min</text:span><text:span text:style-name="T34">-1</text:span><text:span text:style-name="T6">·cm</text:span><text:span text:style-name="T34">-2</text:span></text:p>
          </table:table-cell>
          <table:table-cell table:style-name="t25.C3" table:number-columns-spanned="3" office:value-type="string">
            <text:p text:style-name="P8"><text:span text:style-name="T5">Measured value</text:span> <text:span text:style-name="T59"></text:span><text:span text:style-name="T42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5">Average value</text:span>, <text:span text:style-name="T59">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64"></text:span><text:span text:style-name="T39">1</text:span></text:p>
          </table:table-cell>
          <table:table-cell table:style-name="t25.D4" office:value-type="string">
            <text:p text:style-name="P8"><text:span text:style-name="T59"></text:span><text:span text:style-name="T39">2</text:span></text:p>
          </table:table-cell>
          <table:table-cell table:style-name="t25.D4" office:value-type="string">
            <text:p text:style-name="P8"><text:span text:style-name="T59">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25.A5" office:value-type="string">
            <text:p text:style-name="P20">$25-<text:span text:style-name="T5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2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5">Flux density in test point</text:span> <text:span text:style-name="T98"></text:span><text:span text:style-name="T39">0</text:span><text:span text:style-name="T40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14.B2" table:number-rows-spanned="3" office:value-type="string">
            <text:p text:style-name="P57">Radiation source <text:s/>number</text:p>
          </table:table-cell>
          <table:table-cell table:style-name="t14.B2" table:number-columns-spanned="5" office:value-type="string">
            <text:p text:style-name="P8"><text:span text:style-name="T5">Measured radiation flux density in test point</text:span>, <text:span text:style-name="T59"></text:span><text:span text:style-name="T42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14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14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5">Back-ground</text:span>, <text:span text:style-name="T98"></text:span><text:span text:style-name="T39">0</text:span><text:span text:style-name="T40">i</text:span>,</text:p>
            <text:p text:style-name="P8"><text:span text:style-name="T6"><text:s/>min</text:span><text:span text:style-name="T34">-1</text:span><text:span text:style-name="T6">·cm</text:span><text:span text:style-name="T34">-2</text:span></text:p>
          </table:table-cell>
          <table:table-cell table:style-name="t14.C3" table:number-columns-spanned="3" office:value-type="string">
            <text:p text:style-name="P8"><text:span text:style-name="T5">Measured value</text:span> <text:span text:style-name="T59"></text:span><text:span text:style-name="T42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5">Average value</text:span>, <text:span text:style-name="T59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64"></text:span><text:span text:style-name="T39">1</text:span></text:p>
          </table:table-cell>
          <table:table-cell table:style-name="t14.D4" office:value-type="string">
            <text:p text:style-name="P8"><text:span text:style-name="T59"></text:span><text:span text:style-name="T39">2</text:span></text:p>
          </table:table-cell>
          <table:table-cell table:style-name="t14.D4" office:value-type="string">
            <text:p text:style-name="P8"><text:span text:style-name="T59">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5">9</text:span>0</text:p>
          </table:table-cell>
          <table:table-cell table:style-name="t14.B5" office:value-type="string">
            <text:p text:style-name="P20">$14-<text:span text:style-name="T5">3</text:span>0</text:p>
          </table:table-cell>
          <table:table-cell table:style-name="t14.B5" office:value-type="string">
            <text:p text:style-name="P20">$<text:span text:style-name="T5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5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5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5">9</text:span>4</text:p>
          </table:table-cell>
          <table:table-cell table:style-name="t14.B9" office:value-type="string">
            <text:p text:style-name="P20">$14-<text:span text:style-name="T5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2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3"><text:span text:style-name="T5">Flux density in test point</text:span> <text:span text:style-name="T98"></text:span><text:span text:style-name="T39">0</text:span><text:span text:style-name="T40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15.B2" table:number-rows-spanned="3" office:value-type="string">
            <text:p text:style-name="P57">Radiation source <text:s/>number</text:p>
          </table:table-cell>
          <table:table-cell table:style-name="t15.B2" table:number-columns-spanned="5" office:value-type="string">
            <text:p text:style-name="P8"><text:span text:style-name="T5">Measured radiation flux density in test point</text:span>, <text:span text:style-name="T59"></text:span><text:span text:style-name="T42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15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15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5">Back-ground</text:span>, <text:span text:style-name="T98"></text:span><text:span text:style-name="T39">0</text:span><text:span text:style-name="T40">i</text:span>,</text:p>
            <text:p text:style-name="P8"><text:span text:style-name="T6"><text:s/>min</text:span><text:span text:style-name="T34">-1</text:span><text:span text:style-name="T6">·cm</text:span><text:span text:style-name="T34">-2</text:span></text:p>
          </table:table-cell>
          <table:table-cell table:style-name="t15.C3" table:number-columns-spanned="3" office:value-type="string">
            <text:p text:style-name="P8"><text:span text:style-name="T5">Measured value</text:span> <text:span text:style-name="T59"></text:span><text:span text:style-name="T42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5">Average value</text:span>, <text:span text:style-name="T59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64"></text:span><text:span text:style-name="T39">1</text:span></text:p>
          </table:table-cell>
          <table:table-cell table:style-name="t15.D4" office:value-type="string">
            <text:p text:style-name="P8"><text:span text:style-name="T59"></text:span><text:span text:style-name="T39">2</text:span></text:p>
          </table:table-cell>
          <table:table-cell table:style-name="t15.D4" office:value-type="string">
            <text:p text:style-name="P8"><text:span text:style-name="T59">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5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5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2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3"><text:span text:style-name="T5">Flux density in test point</text:span> <text:span text:style-name="T98"></text:span><text:span text:style-name="T39">0</text:span><text:span text:style-name="T40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26.B2" table:number-rows-spanned="3" office:value-type="string">
            <text:p text:style-name="P57">Radiation source <text:s/>number</text:p>
          </table:table-cell>
          <table:table-cell table:style-name="t26.B2" table:number-columns-spanned="5" office:value-type="string">
            <text:p text:style-name="P8"><text:span text:style-name="T5">Measured radiation flux density in test point</text:span>, <text:span text:style-name="T59"></text:span><text:span text:style-name="T42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26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26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5">Back-ground</text:span>, <text:span text:style-name="T98"></text:span><text:span text:style-name="T39">0</text:span><text:span text:style-name="T40">i</text:span>,</text:p>
            <text:p text:style-name="P8"><text:span text:style-name="T6"><text:s/>min</text:span><text:span text:style-name="T34">-1</text:span><text:span text:style-name="T6">·cm</text:span><text:span text:style-name="T34">-2</text:span></text:p>
          </table:table-cell>
          <table:table-cell table:style-name="t26.C3" table:number-columns-spanned="3" office:value-type="string">
            <text:p text:style-name="P8"><text:span text:style-name="T5">Measured value</text:span> <text:span text:style-name="T59"></text:span><text:span text:style-name="T42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5">Average value</text:span>, <text:span text:style-name="T59">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64"></text:span><text:span text:style-name="T39">1</text:span></text:p>
          </table:table-cell>
          <table:table-cell table:style-name="t26.D4" office:value-type="string">
            <text:p text:style-name="P8"><text:span text:style-name="T59"></text:span><text:span text:style-name="T39">2</text:span></text:p>
          </table:table-cell>
          <table:table-cell table:style-name="t26.D4" office:value-type="string">
            <text:p text:style-name="P8"><text:span text:style-name="T59">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5">9</text:span>0</text:p>
          </table:table-cell>
          <table:table-cell table:style-name="t26.B5" office:value-type="string">
            <text:p text:style-name="P43">06<text:span text:style-name="T5">63</text:span></text:p>
          </table:table-cell>
          <table:table-cell table:style-name="t26.B5" office:value-type="string">
            <text:p text:style-name="P20">$<text:span text:style-name="T5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3">06<text:span text:style-name="T5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3">06<text:span text:style-name="T5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3">06<text:span text:style-name="T5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3">06<text:span text:style-name="T5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1">BDKR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</text:span><text:span text:style-name="T62">0.07</text:span><text:span text:style-name="T60">)</text:span></text:p>
          </table:table-cell>
          <table:table-cell table:style-name="t19.B2" table:number-rows-spanned="3" office:value-type="string">
            <text:p text:style-name="P57">Radia-tion source <text:s/>number</text:p>
          </table:table-cell>
          <table:table-cell table:style-name="t19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1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19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19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19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</text:span><text:span text:style-name="T63">0.07</text:span><text:span text:style-name="T60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5">Average value</text:span>, <text:span text:style-name="T6">H</text:span><text:span text:style-name="T41">i</text:span><text:span text:style-name="T60">(</text:span><text:span text:style-name="T63">0.07</text:span><text:span text:style-name="T60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37">H</text:span><text:span text:style-name="T39">1</text:span></text:p>
          </table:table-cell>
          <table:table-cell table:style-name="t19.D3" office:value-type="string">
            <text:p text:style-name="P8"><text:span text:style-name="T6">H</text:span><text:span text:style-name="T39">2</text:span></text:p>
          </table:table-cell>
          <table:table-cell table:style-name="t19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5">0,07</text:span> 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9.A5" office:value-type="string">
            <text:p text:style-name="P19">0,7 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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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1"><text:span text:style-name="T11">BDPS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5">Flux density in test point</text:span> <text:span text:style-name="T98"></text:span><text:span text:style-name="T39">0</text:span><text:span text:style-name="T40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20.B2" table:number-rows-spanned="3" office:value-type="string">
            <text:p text:style-name="P57">Radiation source <text:s/>number</text:p>
          </table:table-cell>
          <table:table-cell table:style-name="t20.B2" table:number-columns-spanned="5" office:value-type="string">
            <text:p text:style-name="P8"><text:span text:style-name="T5">Measured radiation flux density in test point</text:span>, <text:span text:style-name="T59"></text:span><text:span text:style-name="T42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20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20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5">Back-ground</text:span>, <text:span text:style-name="T98"></text:span><text:span text:style-name="T39">0</text:span><text:span text:style-name="T40">i</text:span>,</text:p>
            <text:p text:style-name="P8"><text:span text:style-name="T6"><text:s/>min</text:span><text:span text:style-name="T34">-1</text:span><text:span text:style-name="T6">·cm</text:span><text:span text:style-name="T34">-2</text:span></text:p>
          </table:table-cell>
          <table:table-cell table:style-name="t20.C3" table:number-columns-spanned="3" office:value-type="string">
            <text:p text:style-name="P8"><text:span text:style-name="T5">Measured value</text:span> <text:span text:style-name="T59"></text:span><text:span text:style-name="T42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5">Average value</text:span>, <text:span text:style-name="T59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64"></text:span><text:span text:style-name="T39">1</text:span></text:p>
          </table:table-cell>
          <table:table-cell table:style-name="t20.D4" office:value-type="string">
            <text:p text:style-name="P8"><text:span text:style-name="T59"></text:span><text:span text:style-name="T39">2</text:span></text:p>
          </table:table-cell>
          <table:table-cell table:style-name="t20.D4" office:value-type="string">
            <text:p text:style-name="P8"><text:span text:style-name="T59">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2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3"><text:span text:style-name="T5">Flux density in test point</text:span> <text:span text:style-name="T98"></text:span><text:span text:style-name="T39">0</text:span><text:span text:style-name="T40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21.B2" table:number-rows-spanned="3" office:value-type="string">
            <text:p text:style-name="P57">Radiation source <text:s/>number</text:p>
          </table:table-cell>
          <table:table-cell table:style-name="t21.B2" table:number-columns-spanned="5" office:value-type="string">
            <text:p text:style-name="P8"><text:span text:style-name="T5">Measured radiation flux density in test point</text:span>, <text:span text:style-name="T59"></text:span><text:span text:style-name="T42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21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21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5">Back-ground</text:span>, <text:span text:style-name="T98"></text:span><text:span text:style-name="T39">0</text:span><text:span text:style-name="T40">i</text:span>,</text:p>
            <text:p text:style-name="P8"><text:span text:style-name="T6"><text:s/>min</text:span><text:span text:style-name="T34">-1</text:span><text:span text:style-name="T6">·cm</text:span><text:span text:style-name="T34">-2</text:span></text:p>
          </table:table-cell>
          <table:table-cell table:style-name="t21.C3" table:number-columns-spanned="3" office:value-type="string">
            <text:p text:style-name="P8"><text:span text:style-name="T5">Measured value</text:span> <text:span text:style-name="T59"></text:span><text:span text:style-name="T42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5">Average value</text:span>, <text:span text:style-name="T59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64"></text:span><text:span text:style-name="T39">1</text:span></text:p>
          </table:table-cell>
          <table:table-cell table:style-name="t21.D4" office:value-type="string">
            <text:p text:style-name="P8"><text:span text:style-name="T59"></text:span><text:span text:style-name="T39">2</text:span></text:p>
          </table:table-cell>
          <table:table-cell table:style-name="t21.D4" office:value-type="string">
            <text:p text:style-name="P8"><text:span text:style-name="T59">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5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1">BDPS-0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9"><text:span text:style-name="T5">Dose rate at check point</text:span> <text:span text:style-name="T37">Ḣ</text:span><text:span text:style-name="T41">oi</text:span><text:span text:style-name="T60">(10)</text:span></text:p>
          </table:table-cell>
          <table:table-cell table:style-name="t22.B2" table:number-rows-spanned="3" office:value-type="string">
            <text:p text:style-name="P57">Radia-tion source <text:s/>number</text:p>
          </table:table-cell>
          <table:table-cell table:style-name="t22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2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49">θ</text:span><text:span text:style-name="T45">пр</text:span><text:span text:style-name="T41">i</text:span><text:span text:style-name="T47">,</text:span> %</text:p>
          </table:table-cell>
          <table:table-cell table:style-name="t22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1">i</text:span><text:span text:style-name="T5">,</text:span> % <text:span text:style-name="T5">during calibration</text:span></text:p>
          </table:table-cell>
          <table:table-cell table:style-name="t22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5">Back-ground</text:span>, <text:span text:style-name="T6">nSv</text:span><text:span text:style-name="T37">/</text:span><text:span text:style-name="T6">h</text:span></text:p>
          </table:table-cell>
          <table:table-cell table:style-name="t22.D3" table:number-columns-spanned="3" office:value-type="string">
            <text:p text:style-name="P8"><text:span text:style-name="T5">Measured value</text:span> <text:span text:style-name="T37">Ḣ</text:span><text:span text:style-name="T35">*</text:span><text:span text:style-name="T41">i</text:span><text:span text:style-name="T60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1">i</text:span><text:span text:style-name="T60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37">H</text:span><text:span text:style-name="T39">1</text:span></text:p>
          </table:table-cell>
          <table:table-cell table:style-name="t22.D3" office:value-type="string">
            <text:p text:style-name="P8"><text:span text:style-name="T6">H</text:span><text:span text:style-name="T39">2</text:span></text:p>
          </table:table-cell>
          <table:table-cell table:style-name="t22.D3" office:value-type="string">
            <text:p text:style-name="P8"><text:span text:style-name="T6">H</text:span><text:span text:style-name="T3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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47">20</text:span></text:p>
          </table:table-cell>
        </table:table-row>
        <table:table-row>
          <table:table-cell table:style-name="t22.A5" office:value-type="string">
            <text:p text:style-name="P19">7 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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.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8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8">(signature)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6-24T14:03:01.84</dc:date>
    <meta:print-date>2019-04-03T15:18:00</meta:print-date>
    <meta:editing-cycles>145</meta:editing-cycles>
    <meta:editing-duration>PT10H7M29S</meta:editing-duration>
    <meta:generator>OpenOffice/4.1.6$Win32 OpenOffice.org_project/416m1$Build-9790</meta:generator>
    <meta:document-statistic meta:table-count="88" meta:image-count="1" meta:object-count="0" meta:page-count="10" meta:paragraph-count="1950" meta:word-count="3676" meta:character-count="19929"/>
  </office:meta>
</office:document-meta>
</file>